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99cm"/>
    </style:style>
    <style:style style:name="co3" style:family="table-column">
      <style:table-column-properties fo:break-before="auto" style:column-width="3.87cm"/>
    </style:style>
    <style:style style:name="co4" style:family="table-column">
      <style:table-column-properties fo:break-before="auto" style:column-width="1.796cm"/>
    </style:style>
    <style:style style:name="co5" style:family="table-column">
      <style:table-column-properties fo:break-before="auto" style:column-width="1.215cm"/>
    </style:style>
    <style:style style:name="co6" style:family="table-column">
      <style:table-column-properties fo:break-before="auto" style:column-width="4.948cm"/>
    </style:style>
    <style:style style:name="co7" style:family="table-column">
      <style:table-column-properties fo:break-before="auto" style:column-width="4.03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Line_20_Arrow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文泉驿点阵正黑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>
            <text:p>姓名</text:p>
          </table:table-cell>
          <table:table-cell office:value-type="string">
            <text:p>学号</text:p>
          </table:table-cell>
          <table:table-cell office:value-type="string">
            <text:p>班级</text:p>
          </table:table-cell>
          <table:table-cell office:value-type="string">
            <text:p>性别</text:p>
          </table:table-cell>
          <table:table-cell office:value-type="string">
            <text:p>专业</text:p>
          </table:table-cell>
          <table:table-cell office:value-type="string">
            <text:p>学院</text:p>
          </table:table-cell>
          <table:table-cell office:value-type="string">
            <text:p>年级</text:p>
          </table:table-cell>
          <table:table-cell office:value-type="string">
            <text:p>年龄</text:p>
          </table:table-cell>
          <table:table-cell office:value-type="string">
            <text:p>身份证</text:p>
          </table:table-cell>
          <table:table-cell office:value-type="string">
            <text:p>联系方式</text:p>
          </table:table-cell>
          <table:table-cell office:value-type="string">
            <office:annotation draw:style-name="gr1" draw:text-style-name="P1" svg:width="2.899cm" svg:height="0.596cm" svg:x="26.684cm" svg:y="0cm" draw:caption-point-x="-0.61cm" draw:caption-point-y="0.01cm">
              <dc:date>2014-05-01T00:00:00</dc:date>
              <text:p text:style-name="P1">'</text:p>
            </office:annotation>
            <text:p>QQ</text:p>
          </table:table-cell>
          <table:table-cell office:value-type="string">
            <text:p>邮箱</text:p>
          </table:table-cell>
          <table:table-cell office:value-type="string">
            <text:p>家庭住址</text:p>
          </table:table-cell>
        </table:table-row>
        <table:table-row table:style-name="ro4">
          <table:table-cell office:value-type="string">
            <text:p>施宇</text:p>
          </table:table-cell>
          <table:table-cell office:value-type="string">
            <text:p>1012013029</text:p>
          </table:table-cell>
          <table:table-cell office:value-type="string">
            <text:p>自101(杏)</text:p>
          </table:table-cell>
          <table:table-cell office:value-type="string">
            <text:p>女</text:p>
          </table:table-cell>
          <table:table-cell office:value-type="string">
            <text:p>自动化</text:p>
          </table:table-cell>
          <table:table-cell office:value-type="string">
            <text:p>电气工程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340702199011049179</text:p>
          </table:table-cell>
          <table:table-cell office:value-type="string">
            <text:p>18761721783</text:p>
          </table:table-cell>
          <table:table-cell office:value-type="string">
            <text:p>604882733</text:p>
          </table:table-cell>
          <table:table-cell table:style-name="Excel_5f_BuiltIn_5f_Hyperlink" office:value-type="string">
            <text:p>604882733@qq.com</text:p>
          </table:table-cell>
          <table:table-cell office:value-type="string">
            <text:p>安徽省铜陵市</text:p>
          </table:table-cell>
        </table:table-row>
        <table:table-row table:style-name="ro4">
          <table:table-cell office:value-type="string">
            <text:p>邵飞</text:p>
          </table:table-cell>
          <table:table-cell office:value-type="string">
            <text:p>1012013007</text:p>
          </table:table-cell>
          <table:table-cell office:value-type="string">
            <text:p>自101(杏)</text:p>
          </table:table-cell>
          <table:table-cell office:value-type="string">
            <text:p>女</text:p>
          </table:table-cell>
          <table:table-cell office:value-type="string">
            <text:p>自动化</text:p>
          </table:table-cell>
          <table:table-cell office:value-type="string">
            <text:p>电气工程学院</text:p>
          </table:table-cell>
          <table:table-cell office:value-type="string">
            <text:p>大四</text:p>
          </table:table-cell>
          <table:table-cell office:value-type="float" office:value="22">
            <text:p>22</text:p>
          </table:table-cell>
          <table:table-cell office:value-type="string">
            <text:p>330212199105207000</text:p>
          </table:table-cell>
          <table:table-cell office:value-type="string">
            <text:p>18727348958</text:p>
          </table:table-cell>
          <table:table-cell office:value-type="string">
            <text:p>455862433</text:p>
          </table:table-cell>
          <table:table-cell table:style-name="Excel_5f_BuiltIn_5f_Hyperlink" office:value-type="string">
            <text:p>455862433@qq.com</text:p>
          </table:table-cell>
          <table:table-cell office:value-type="string">
            <text:p>江苏省泰州市</text:p>
          </table:table-cell>
        </table:table-row>
        <table:table-row table:style-name="ro4">
          <table:table-cell office:value-type="string">
            <text:p>朱鸿鼎</text:p>
          </table:table-cell>
          <table:table-cell office:value-type="string">
            <text:p>1012013014</text:p>
          </table:table-cell>
          <table:table-cell office:value-type="string">
            <text:p>自101(杏)</text:p>
          </table:table-cell>
          <table:table-cell office:value-type="string">
            <text:p>男</text:p>
          </table:table-cell>
          <table:table-cell office:value-type="string">
            <text:p>自动化</text:p>
          </table:table-cell>
          <table:table-cell office:value-type="string">
            <text:p>电气工程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34150019891020153</text:p>
          </table:table-cell>
          <table:table-cell office:value-type="string">
            <text:p>18761721734</text:p>
          </table:table-cell>
          <table:table-cell office:value-type="string">
            <text:p>605680885</text:p>
          </table:table-cell>
          <table:table-cell table:style-name="Excel_5f_BuiltIn_5f_Hyperlink" office:value-type="string">
            <text:p>605680885@qq.com</text:p>
          </table:table-cell>
          <table:table-cell office:value-type="string">
            <text:p>安徽省阜阳市</text:p>
          </table:table-cell>
        </table:table-row>
        <table:table-row table:style-name="ro4">
          <table:table-cell office:value-type="string">
            <text:p>黄晓炜</text:p>
          </table:table-cell>
          <table:table-cell office:value-type="string">
            <text:p>1012013022</text:p>
          </table:table-cell>
          <table:table-cell office:value-type="string">
            <text:p>自101(杏)</text:p>
          </table:table-cell>
          <table:table-cell office:value-type="string">
            <text:p>男</text:p>
          </table:table-cell>
          <table:table-cell office:value-type="string">
            <text:p>自动化</text:p>
          </table:table-cell>
          <table:table-cell office:value-type="string">
            <text:p>电气工程学院</text:p>
          </table:table-cell>
          <table:table-cell office:value-type="string">
            <text:p>大四</text:p>
          </table:table-cell>
          <table:table-cell office:value-type="float" office:value="24">
            <text:p>24</text:p>
          </table:table-cell>
          <table:table-cell office:value-type="string">
            <text:p>330106198902231606</text:p>
          </table:table-cell>
          <table:table-cell office:value-type="string">
            <text:p>18723589004</text:p>
          </table:table-cell>
          <table:table-cell office:value-type="string">
            <text:p>261961615</text:p>
          </table:table-cell>
          <table:table-cell table:style-name="Excel_5f_BuiltIn_5f_Hyperlink" office:value-type="string">
            <text:p>261961615@qq.com</text:p>
          </table:table-cell>
          <table:table-cell office:value-type="string">
            <text:p>浙江省杭州市</text:p>
          </table:table-cell>
        </table:table-row>
        <table:table-row table:style-name="ro4">
          <table:table-cell office:value-type="string">
            <text:p>程启文</text:p>
          </table:table-cell>
          <table:table-cell office:value-type="string">
            <text:p>1012013008</text:p>
          </table:table-cell>
          <table:table-cell office:value-type="string">
            <text:p>自101(杏)</text:p>
          </table:table-cell>
          <table:table-cell office:value-type="string">
            <text:p>男</text:p>
          </table:table-cell>
          <table:table-cell office:value-type="string">
            <text:p>自动化</text:p>
          </table:table-cell>
          <table:table-cell office:value-type="string">
            <text:p>电气工程学院</text:p>
          </table:table-cell>
          <table:table-cell office:value-type="string">
            <text:p>大四</text:p>
          </table:table-cell>
          <table:table-cell office:value-type="float" office:value="24">
            <text:p>24</text:p>
          </table:table-cell>
          <table:table-cell office:value-type="string">
            <text:p>441821199008226199</text:p>
          </table:table-cell>
          <table:table-cell office:value-type="string">
            <text:p>18724468906</text:p>
          </table:table-cell>
          <table:table-cell office:value-type="string">
            <text:p>609092332</text:p>
          </table:table-cell>
          <table:table-cell table:style-name="Excel_5f_BuiltIn_5f_Hyperlink" office:value-type="string">
            <text:p>609092332@qq.com</text:p>
          </table:table-cell>
          <table:table-cell office:value-type="string">
            <text:p>广东省清远市</text:p>
          </table:table-cell>
        </table:table-row>
        <table:table-row table:style-name="ro4">
          <table:table-cell office:value-type="string">
            <text:p>顾春梅</text:p>
          </table:table-cell>
          <table:table-cell office:value-type="string">
            <text:p>1012013030</text:p>
          </table:table-cell>
          <table:table-cell office:value-type="string">
            <text:p>自101(杏)</text:p>
          </table:table-cell>
          <table:table-cell office:value-type="string">
            <text:p>女</text:p>
          </table:table-cell>
          <table:table-cell office:value-type="string">
            <text:p>自动化</text:p>
          </table:table-cell>
          <table:table-cell office:value-type="string">
            <text:p>电气工程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340221198909157402</text:p>
          </table:table-cell>
          <table:table-cell office:value-type="string">
            <text:p>18778579805</text:p>
          </table:table-cell>
          <table:table-cell office:value-type="string">
            <text:p>229378676</text:p>
          </table:table-cell>
          <table:table-cell table:style-name="Excel_5f_BuiltIn_5f_Hyperlink" office:value-type="string">
            <text:p>229378676@qq.com</text:p>
          </table:table-cell>
          <table:table-cell office:value-type="string">
            <text:p>安徽省芜湖市</text:p>
          </table:table-cell>
        </table:table-row>
        <table:table-row table:style-name="ro4">
          <table:table-cell office:value-type="string">
            <text:p>郁文博</text:p>
          </table:table-cell>
          <table:table-cell office:value-type="string">
            <text:p>1012013025</text:p>
          </table:table-cell>
          <table:table-cell office:value-type="string">
            <text:p>自101(杏)</text:p>
          </table:table-cell>
          <table:table-cell office:value-type="string">
            <text:p>男</text:p>
          </table:table-cell>
          <table:table-cell office:value-type="string">
            <text:p>自动化</text:p>
          </table:table-cell>
          <table:table-cell office:value-type="string">
            <text:p>电气工程学院</text:p>
          </table:table-cell>
          <table:table-cell office:value-type="string">
            <text:p>大四</text:p>
          </table:table-cell>
          <table:table-cell office:value-type="float" office:value="22">
            <text:p>22</text:p>
          </table:table-cell>
          <table:table-cell office:value-type="string">
            <text:p>130108199112095354</text:p>
          </table:table-cell>
          <table:table-cell office:value-type="string">
            <text:p>18796315755</text:p>
          </table:table-cell>
          <table:table-cell office:value-type="string">
            <text:p>1095748504</text:p>
          </table:table-cell>
          <table:table-cell table:style-name="Excel_5f_BuiltIn_5f_Hyperlink" office:value-type="string">
            <text:p>1095748504@qq.com</text:p>
          </table:table-cell>
          <table:table-cell office:value-type="string">
            <text:p>河北省石家庄市</text:p>
          </table:table-cell>
        </table:table-row>
        <table:table-row table:style-name="ro4">
          <table:table-cell office:value-type="string">
            <text:p>冒文影</text:p>
          </table:table-cell>
          <table:table-cell office:value-type="string">
            <text:p>1011033005</text:p>
          </table:table-cell>
          <table:table-cell office:value-type="string">
            <text:p>信101(杏)</text:p>
          </table:table-cell>
          <table:table-cell office:value-type="string">
            <text:p>男</text:p>
          </table:table-cell>
          <table:table-cell office:value-type="string">
            <text:p>信息技术</text:p>
          </table:table-cell>
          <table:table-cell office:value-type="string">
            <text:p>电子信息学院</text:p>
          </table:table-cell>
          <table:table-cell office:value-type="string">
            <text:p>大四</text:p>
          </table:table-cell>
          <table:table-cell office:value-type="float" office:value="24">
            <text:p>24</text:p>
          </table:table-cell>
          <table:table-cell office:value-type="string">
            <text:p>510501199201274188</text:p>
          </table:table-cell>
          <table:table-cell office:value-type="string">
            <text:p>18736006433</text:p>
          </table:table-cell>
          <table:table-cell office:value-type="string">
            <text:p>821114845</text:p>
          </table:table-cell>
          <table:table-cell table:style-name="Excel_5f_BuiltIn_5f_Hyperlink" office:value-type="string">
            <text:p>821114845@qq.com</text:p>
          </table:table-cell>
          <table:table-cell office:value-type="string">
            <text:p>四川省泸州市</text:p>
          </table:table-cell>
        </table:table-row>
        <table:table-row table:style-name="ro4">
          <table:table-cell office:value-type="string">
            <text:p>朱渊</text:p>
          </table:table-cell>
          <table:table-cell office:value-type="string">
            <text:p>1011033049</text:p>
          </table:table-cell>
          <table:table-cell office:value-type="string">
            <text:p>信101(杏)</text:p>
          </table:table-cell>
          <table:table-cell office:value-type="string">
            <text:p>男</text:p>
          </table:table-cell>
          <table:table-cell office:value-type="string">
            <text:p>信息技术</text:p>
          </table:table-cell>
          <table:table-cell office:value-type="string">
            <text:p>电子信息学院</text:p>
          </table:table-cell>
          <table:table-cell office:value-type="string">
            <text:p>大四</text:p>
          </table:table-cell>
          <table:table-cell office:value-type="float" office:value="24">
            <text:p>24</text:p>
          </table:table-cell>
          <table:table-cell office:value-type="string">
            <text:p>511181199101250395</text:p>
          </table:table-cell>
          <table:table-cell office:value-type="string">
            <text:p>18752793846</text:p>
          </table:table-cell>
          <table:table-cell office:value-type="string">
            <text:p>549219614</text:p>
          </table:table-cell>
          <table:table-cell table:style-name="Excel_5f_BuiltIn_5f_Hyperlink" office:value-type="string">
            <text:p>549219614@qq.com</text:p>
          </table:table-cell>
          <table:table-cell office:value-type="string">
            <text:p>四川省乐山市</text:p>
          </table:table-cell>
        </table:table-row>
        <table:table-row table:style-name="ro4">
          <table:table-cell office:value-type="string">
            <text:p>王微</text:p>
          </table:table-cell>
          <table:table-cell office:value-type="string">
            <text:p>1011033029</text:p>
          </table:table-cell>
          <table:table-cell office:value-type="string">
            <text:p>信101(杏)</text:p>
          </table:table-cell>
          <table:table-cell office:value-type="string">
            <text:p>男</text:p>
          </table:table-cell>
          <table:table-cell office:value-type="string">
            <text:p>信息技术</text:p>
          </table:table-cell>
          <table:table-cell office:value-type="string">
            <text:p>电子信息学院</text:p>
          </table:table-cell>
          <table:table-cell office:value-type="string">
            <text:p>大四</text:p>
          </table:table-cell>
          <table:table-cell office:value-type="float" office:value="25">
            <text:p>25</text:p>
          </table:table-cell>
          <table:table-cell office:value-type="string">
            <text:p>440203199003089713</text:p>
          </table:table-cell>
          <table:table-cell office:value-type="string">
            <text:p>18761727982</text:p>
          </table:table-cell>
          <table:table-cell office:value-type="string">
            <text:p>191021353</text:p>
          </table:table-cell>
          <table:table-cell table:style-name="Excel_5f_BuiltIn_5f_Hyperlink" office:value-type="string">
            <text:p>191021353@qq.com</text:p>
          </table:table-cell>
          <table:table-cell office:value-type="string">
            <text:p>广东省韶关市</text:p>
          </table:table-cell>
        </table:table-row>
        <table:table-row table:style-name="ro4">
          <table:table-cell office:value-type="string">
            <text:p>严超</text:p>
          </table:table-cell>
          <table:table-cell office:value-type="string">
            <text:p>1011033050</text:p>
          </table:table-cell>
          <table:table-cell office:value-type="string">
            <text:p>信101(杏)</text:p>
          </table:table-cell>
          <table:table-cell office:value-type="string">
            <text:p>男</text:p>
          </table:table-cell>
          <table:table-cell office:value-type="string">
            <text:p>信息技术</text:p>
          </table:table-cell>
          <table:table-cell office:value-type="string">
            <text:p>电子信息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370684198911250546</text:p>
          </table:table-cell>
          <table:table-cell office:value-type="string">
            <text:p>18761727983</text:p>
          </table:table-cell>
          <table:table-cell office:value-type="string">
            <text:p>1012379529</text:p>
          </table:table-cell>
          <table:table-cell table:style-name="Excel_5f_BuiltIn_5f_Hyperlink" office:value-type="string">
            <text:p>1012379529@qq.com</text:p>
          </table:table-cell>
          <table:table-cell office:value-type="string">
            <text:p>山东省烟台市</text:p>
          </table:table-cell>
        </table:table-row>
        <table:table-row table:style-name="ro4">
          <table:table-cell office:value-type="string">
            <text:p>张桢</text:p>
          </table:table-cell>
          <table:table-cell office:value-type="string">
            <text:p>1011033010</text:p>
          </table:table-cell>
          <table:table-cell office:value-type="string">
            <text:p>信101(杏)</text:p>
          </table:table-cell>
          <table:table-cell office:value-type="string">
            <text:p>女</text:p>
          </table:table-cell>
          <table:table-cell office:value-type="string">
            <text:p>信息技术</text:p>
          </table:table-cell>
          <table:table-cell office:value-type="string">
            <text:p>电子信息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370522199004187661</text:p>
          </table:table-cell>
          <table:table-cell office:value-type="string">
            <text:p>18761727984</text:p>
          </table:table-cell>
          <table:table-cell office:value-type="string">
            <text:p>997414347</text:p>
          </table:table-cell>
          <table:table-cell table:style-name="Excel_5f_BuiltIn_5f_Hyperlink" office:value-type="string">
            <text:p>997414347@qq.com</text:p>
          </table:table-cell>
          <table:table-cell office:value-type="string">
            <text:p>山东省东营市</text:p>
          </table:table-cell>
        </table:table-row>
        <table:table-row table:style-name="ro4">
          <table:table-cell office:value-type="string">
            <text:p>张紫艺</text:p>
          </table:table-cell>
          <table:table-cell office:value-type="string">
            <text:p>1011033004</text:p>
          </table:table-cell>
          <table:table-cell office:value-type="string">
            <text:p>信101(杏)</text:p>
          </table:table-cell>
          <table:table-cell office:value-type="string">
            <text:p>女</text:p>
          </table:table-cell>
          <table:table-cell office:value-type="string">
            <text:p>信息技术</text:p>
          </table:table-cell>
          <table:table-cell office:value-type="string">
            <text:p>电子信息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330206199107207921</text:p>
          </table:table-cell>
          <table:table-cell office:value-type="string">
            <text:p>18761727985</text:p>
          </table:table-cell>
          <table:table-cell office:value-type="string">
            <text:p>1592437969</text:p>
          </table:table-cell>
          <table:table-cell table:style-name="Excel_5f_BuiltIn_5f_Hyperlink" office:value-type="string">
            <text:p>1592437969@qq.com</text:p>
          </table:table-cell>
          <table:table-cell office:value-type="string">
            <text:p>浙江省宁波市</text:p>
          </table:table-cell>
        </table:table-row>
        <table:table-row table:style-name="ro4">
          <table:table-cell office:value-type="string">
            <text:p>方宇辰</text:p>
          </table:table-cell>
          <table:table-cell office:value-type="string">
            <text:p>1011033047</text:p>
          </table:table-cell>
          <table:table-cell office:value-type="string">
            <text:p>信101(杏)</text:p>
          </table:table-cell>
          <table:table-cell office:value-type="string">
            <text:p>男</text:p>
          </table:table-cell>
          <table:table-cell office:value-type="string">
            <text:p>信息技术</text:p>
          </table:table-cell>
          <table:table-cell office:value-type="string">
            <text:p>电子信息学院</text:p>
          </table:table-cell>
          <table:table-cell office:value-type="string">
            <text:p>大四</text:p>
          </table:table-cell>
          <table:table-cell office:value-type="float" office:value="22">
            <text:p>22</text:p>
          </table:table-cell>
          <table:table-cell office:value-type="string">
            <text:p>350125199108240736</text:p>
          </table:table-cell>
          <table:table-cell office:value-type="string">
            <text:p>18761727986</text:p>
          </table:table-cell>
          <table:table-cell office:value-type="string">
            <text:p>878413269</text:p>
          </table:table-cell>
          <table:table-cell table:style-name="Excel_5f_BuiltIn_5f_Hyperlink" office:value-type="string">
            <text:p>878413269@qq.com</text:p>
          </table:table-cell>
          <table:table-cell office:value-type="string">
            <text:p>福建省福州市</text:p>
          </table:table-cell>
        </table:table-row>
        <table:table-row table:style-name="ro4">
          <table:table-cell office:value-type="string">
            <text:p>石琰</text:p>
          </table:table-cell>
          <table:table-cell office:value-type="string">
            <text:p>1013113019</text:p>
          </table:table-cell>
          <table:table-cell office:value-type="string">
            <text:p>网络101(杏)</text:p>
          </table:table-cell>
          <table:table-cell office:value-type="string">
            <text:p>男</text:p>
          </table:table-cell>
          <table:table-cell office:value-type="string">
            <text:p>网络工程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5">
            <text:p>25</text:p>
          </table:table-cell>
          <table:table-cell office:value-type="string">
            <text:p>640522199111116645</text:p>
          </table:table-cell>
          <table:table-cell office:value-type="string">
            <text:p>18761727987</text:p>
          </table:table-cell>
          <table:table-cell office:value-type="string">
            <text:p>957312649</text:p>
          </table:table-cell>
          <table:table-cell table:style-name="Excel_5f_BuiltIn_5f_Hyperlink" office:value-type="string">
            <text:p>957312649@qq.com</text:p>
          </table:table-cell>
          <table:table-cell office:value-type="string">
            <text:p>宁夏回族自治区</text:p>
          </table:table-cell>
        </table:table-row>
        <table:table-row table:style-name="ro4">
          <table:table-cell office:value-type="string">
            <text:p>张佳宇</text:p>
          </table:table-cell>
          <table:table-cell office:value-type="string">
            <text:p>1013113006</text:p>
          </table:table-cell>
          <table:table-cell office:value-type="string">
            <text:p>网络101(杏)</text:p>
          </table:table-cell>
          <table:table-cell office:value-type="string">
            <text:p>女</text:p>
          </table:table-cell>
          <table:table-cell office:value-type="string">
            <text:p>网络工程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4">
            <text:p>24</text:p>
          </table:table-cell>
          <table:table-cell office:value-type="string">
            <text:p>500109199112198120</text:p>
          </table:table-cell>
          <table:table-cell office:value-type="string">
            <text:p>18761727988</text:p>
          </table:table-cell>
          <table:table-cell office:value-type="string">
            <text:p>814890530</text:p>
          </table:table-cell>
          <table:table-cell table:style-name="Excel_5f_BuiltIn_5f_Hyperlink" office:value-type="string">
            <text:p>814890530@qq.com</text:p>
          </table:table-cell>
          <table:table-cell office:value-type="string">
            <text:p>重庆市北碚区</text:p>
          </table:table-cell>
        </table:table-row>
        <table:table-row table:style-name="ro4">
          <table:table-cell office:value-type="string">
            <text:p>倪海霞</text:p>
          </table:table-cell>
          <table:table-cell office:value-type="string">
            <text:p>1013113008</text:p>
          </table:table-cell>
          <table:table-cell office:value-type="string">
            <text:p>网络101(杏)</text:p>
          </table:table-cell>
          <table:table-cell office:value-type="string">
            <text:p>女</text:p>
          </table:table-cell>
          <table:table-cell office:value-type="string">
            <text:p>网络工程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370900199003229032</text:p>
          </table:table-cell>
          <table:table-cell office:value-type="string">
            <text:p>18761727989</text:p>
          </table:table-cell>
          <table:table-cell office:value-type="string">
            <text:p>727897188</text:p>
          </table:table-cell>
          <table:table-cell table:style-name="Excel_5f_BuiltIn_5f_Hyperlink" office:value-type="string">
            <text:p>727897188@qq.com</text:p>
          </table:table-cell>
          <table:table-cell office:value-type="string">
            <text:p>山东省泰安市</text:p>
          </table:table-cell>
        </table:table-row>
        <table:table-row table:style-name="ro4">
          <table:table-cell office:value-type="string">
            <text:p>李傲</text:p>
          </table:table-cell>
          <table:table-cell office:value-type="string">
            <text:p>1013113014</text:p>
          </table:table-cell>
          <table:table-cell office:value-type="string">
            <text:p>网络101(杏)</text:p>
          </table:table-cell>
          <table:table-cell office:value-type="string">
            <text:p>男</text:p>
          </table:table-cell>
          <table:table-cell office:value-type="string">
            <text:p>网络工程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2">
            <text:p>22</text:p>
          </table:table-cell>
          <table:table-cell office:value-type="string">
            <text:p>510107199012282788</text:p>
          </table:table-cell>
          <table:table-cell office:value-type="string">
            <text:p>18761727990</text:p>
          </table:table-cell>
          <table:table-cell office:value-type="string">
            <text:p>920023605</text:p>
          </table:table-cell>
          <table:table-cell table:style-name="Excel_5f_BuiltIn_5f_Hyperlink" office:value-type="string">
            <text:p>920023605@qq.com</text:p>
          </table:table-cell>
          <table:table-cell office:value-type="string">
            <text:p>四川省成都市</text:p>
          </table:table-cell>
        </table:table-row>
        <table:table-row table:style-name="ro4">
          <table:table-cell office:value-type="string">
            <text:p>李婷</text:p>
          </table:table-cell>
          <table:table-cell office:value-type="string">
            <text:p>1013113002</text:p>
          </table:table-cell>
          <table:table-cell office:value-type="string">
            <text:p>网络101(杏)</text:p>
          </table:table-cell>
          <table:table-cell office:value-type="string">
            <text:p>女</text:p>
          </table:table-cell>
          <table:table-cell office:value-type="string">
            <text:p>网络工程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440100199111245467</text:p>
          </table:table-cell>
          <table:table-cell office:value-type="string">
            <text:p>18761727991</text:p>
          </table:table-cell>
          <table:table-cell office:value-type="string">
            <text:p>181553653</text:p>
          </table:table-cell>
          <table:table-cell table:style-name="Excel_5f_BuiltIn_5f_Hyperlink" office:value-type="string">
            <text:p>181553653@qq.com</text:p>
          </table:table-cell>
          <table:table-cell office:value-type="string">
            <text:p>广东省广州市</text:p>
          </table:table-cell>
        </table:table-row>
        <table:table-row table:style-name="ro4">
          <table:table-cell office:value-type="string">
            <text:p>顾衍华</text:p>
          </table:table-cell>
          <table:table-cell office:value-type="string">
            <text:p>1013113005</text:p>
          </table:table-cell>
          <table:table-cell office:value-type="string">
            <text:p>网络101(杏)</text:p>
          </table:table-cell>
          <table:table-cell office:value-type="string">
            <text:p>女</text:p>
          </table:table-cell>
          <table:table-cell office:value-type="string">
            <text:p>网络工程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4">
            <text:p>24</text:p>
          </table:table-cell>
          <table:table-cell office:value-type="string">
            <text:p>320830199112050329</text:p>
          </table:table-cell>
          <table:table-cell office:value-type="string">
            <text:p>18761727992</text:p>
          </table:table-cell>
          <table:table-cell office:value-type="string">
            <text:p>1246900070</text:p>
          </table:table-cell>
          <table:table-cell table:style-name="Excel_5f_BuiltIn_5f_Hyperlink" office:value-type="string">
            <text:p>1246900070@qq.com</text:p>
          </table:table-cell>
          <table:table-cell office:value-type="string">
            <text:p>江苏省南通市</text:p>
          </table:table-cell>
        </table:table-row>
        <table:table-row table:style-name="ro4">
          <table:table-cell office:value-type="string">
            <text:p>潘利晨</text:p>
          </table:table-cell>
          <table:table-cell office:value-type="string">
            <text:p>1013113011</text:p>
          </table:table-cell>
          <table:table-cell office:value-type="string">
            <text:p>网络101(杏)</text:p>
          </table:table-cell>
          <table:table-cell office:value-type="string">
            <text:p>男</text:p>
          </table:table-cell>
          <table:table-cell office:value-type="string">
            <text:p>网络工程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4">
            <text:p>24</text:p>
          </table:table-cell>
          <table:table-cell office:value-type="string">
            <text:p>320981199103071894</text:p>
          </table:table-cell>
          <table:table-cell office:value-type="string">
            <text:p>18761727993</text:p>
          </table:table-cell>
          <table:table-cell office:value-type="string">
            <text:p>714318954</text:p>
          </table:table-cell>
          <table:table-cell table:style-name="Excel_5f_BuiltIn_5f_Hyperlink" office:value-type="string">
            <text:p>714318954@qq.com</text:p>
          </table:table-cell>
          <table:table-cell office:value-type="string">
            <text:p>江苏省盐城市</text:p>
          </table:table-cell>
        </table:table-row>
        <table:table-row table:style-name="ro4">
          <table:table-cell office:value-type="string">
            <text:p>魏迎迎</text:p>
          </table:table-cell>
          <table:table-cell office:value-type="string">
            <text:p>1013103005</text:p>
          </table:table-cell>
          <table:table-cell office:value-type="string">
            <text:p>软件101(杏)</text:p>
          </table:table-cell>
          <table:table-cell office:value-type="string">
            <text:p>女</text:p>
          </table:table-cell>
          <table:table-cell office:value-type="string">
            <text:p>软件工程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370900199003229006</text:p>
          </table:table-cell>
          <table:table-cell office:value-type="string">
            <text:p>18761727994</text:p>
          </table:table-cell>
          <table:table-cell office:value-type="string">
            <text:p>982796404</text:p>
          </table:table-cell>
          <table:table-cell table:style-name="Excel_5f_BuiltIn_5f_Hyperlink" office:value-type="string">
            <text:p>982796404@qq.com</text:p>
          </table:table-cell>
          <table:table-cell office:value-type="string">
            <text:p>山东省潍坊市</text:p>
          </table:table-cell>
        </table:table-row>
        <table:table-row table:style-name="ro4">
          <table:table-cell office:value-type="string">
            <text:p>聂鑫晶</text:p>
          </table:table-cell>
          <table:table-cell office:value-type="string">
            <text:p>1013103006</text:p>
          </table:table-cell>
          <table:table-cell office:value-type="string">
            <text:p>软件101(杏)</text:p>
          </table:table-cell>
          <table:table-cell office:value-type="string">
            <text:p>女</text:p>
          </table:table-cell>
          <table:table-cell office:value-type="string">
            <text:p>软件工程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2">
            <text:p>22</text:p>
          </table:table-cell>
          <table:table-cell office:value-type="string">
            <text:p>341824199111044745</text:p>
          </table:table-cell>
          <table:table-cell office:value-type="string">
            <text:p>18761727995</text:p>
          </table:table-cell>
          <table:table-cell office:value-type="string">
            <text:p>1244528982</text:p>
          </table:table-cell>
          <table:table-cell table:style-name="Excel_5f_BuiltIn_5f_Hyperlink" office:value-type="string">
            <text:p>1244528982@qq.com</text:p>
          </table:table-cell>
          <table:table-cell office:value-type="string">
            <text:p>安徽省芜湖市</text:p>
          </table:table-cell>
        </table:table-row>
        <table:table-row table:style-name="ro4">
          <table:table-cell office:value-type="string">
            <text:p>孙燕芳</text:p>
          </table:table-cell>
          <table:table-cell office:value-type="string">
            <text:p>1013103004</text:p>
          </table:table-cell>
          <table:table-cell office:value-type="string">
            <text:p>软件101(杏)</text:p>
          </table:table-cell>
          <table:table-cell office:value-type="string">
            <text:p>女</text:p>
          </table:table-cell>
          <table:table-cell office:value-type="string">
            <text:p>软件工程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4">
            <text:p>24</text:p>
          </table:table-cell>
          <table:table-cell office:value-type="string">
            <text:p>350304199007087069</text:p>
          </table:table-cell>
          <table:table-cell office:value-type="string">
            <text:p>1'8761727995</text:p>
          </table:table-cell>
          <table:table-cell office:value-type="string">
            <text:p>5035533128</text:p>
          </table:table-cell>
          <table:table-cell table:style-name="Excel_5f_BuiltIn_5f_Hyperlink" office:value-type="string">
            <text:p>5035533128@qq.com</text:p>
          </table:table-cell>
          <table:table-cell office:value-type="string">
            <text:p>福建省厦门市</text:p>
          </table:table-cell>
        </table:table-row>
        <table:table-row table:style-name="ro4">
          <table:table-cell office:value-type="string">
            <text:p>严慧敏</text:p>
          </table:table-cell>
          <table:table-cell office:value-type="string">
            <text:p>1013103023</text:p>
          </table:table-cell>
          <table:table-cell office:value-type="string">
            <text:p>软件101(杏)</text:p>
          </table:table-cell>
          <table:table-cell office:value-type="string">
            <text:p>男</text:p>
          </table:table-cell>
          <table:table-cell office:value-type="string">
            <text:p>软件工程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4">
            <text:p>24</text:p>
          </table:table-cell>
          <table:table-cell office:value-type="string">
            <text:p>230901199009186961</text:p>
          </table:table-cell>
          <table:table-cell office:value-type="string">
            <text:p>18761727996</text:p>
          </table:table-cell>
          <table:table-cell office:value-type="string">
            <text:p>787003675</text:p>
          </table:table-cell>
          <table:table-cell table:style-name="Excel_5f_BuiltIn_5f_Hyperlink" office:value-type="string">
            <text:p>787003675@qq.com</text:p>
          </table:table-cell>
          <table:table-cell office:value-type="string">
            <text:p>浙江省杭州市</text:p>
          </table:table-cell>
        </table:table-row>
        <table:table-row table:style-name="ro4">
          <table:table-cell office:value-type="string">
            <text:p>吴青颖</text:p>
          </table:table-cell>
          <table:table-cell office:value-type="string">
            <text:p>1013103009</text:p>
          </table:table-cell>
          <table:table-cell office:value-type="string">
            <text:p>软件101(杏)</text:p>
          </table:table-cell>
          <table:table-cell office:value-type="string">
            <text:p>女</text:p>
          </table:table-cell>
          <table:table-cell office:value-type="string">
            <text:p>软件工程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5">
            <text:p>25</text:p>
          </table:table-cell>
          <table:table-cell office:value-type="string">
            <text:p>321002199001264118</text:p>
          </table:table-cell>
          <table:table-cell office:value-type="string">
            <text:p>18761727997</text:p>
          </table:table-cell>
          <table:table-cell office:value-type="string">
            <text:p>496321292</text:p>
          </table:table-cell>
          <table:table-cell table:style-name="Excel_5f_BuiltIn_5f_Hyperlink" office:value-type="string">
            <text:p>496321292@qq.com</text:p>
          </table:table-cell>
          <table:table-cell office:value-type="string">
            <text:p>江苏省扬州市</text:p>
          </table:table-cell>
        </table:table-row>
        <table:table-row table:style-name="ro4">
          <table:table-cell office:value-type="string">
            <text:p>冯睿</text:p>
          </table:table-cell>
          <table:table-cell office:value-type="string">
            <text:p>1013103017</text:p>
          </table:table-cell>
          <table:table-cell office:value-type="string">
            <text:p>软件101(杏)</text:p>
          </table:table-cell>
          <table:table-cell office:value-type="string">
            <text:p>女</text:p>
          </table:table-cell>
          <table:table-cell office:value-type="string">
            <text:p>软件工程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422802199006157066</text:p>
          </table:table-cell>
          <table:table-cell office:value-type="string">
            <text:p>'18761727998'</text:p>
          </table:table-cell>
          <table:table-cell office:value-type="string">
            <text:p>171292425</text:p>
          </table:table-cell>
          <table:table-cell table:style-name="Excel_5f_BuiltIn_5f_Hyperlink" office:value-type="string">
            <text:p>171292425@qq.com</text:p>
          </table:table-cell>
          <table:table-cell office:value-type="string">
            <text:p>湖北省潜江市</text:p>
          </table:table-cell>
        </table:table-row>
        <table:table-row table:style-name="ro4">
          <table:table-cell office:value-type="string">
            <text:p>曹梦婷</text:p>
          </table:table-cell>
          <table:table-cell office:value-type="string">
            <text:p>1013103022</text:p>
          </table:table-cell>
          <table:table-cell office:value-type="string">
            <text:p>软件101(杏)</text:p>
          </table:table-cell>
          <table:table-cell office:value-type="string">
            <text:p>男</text:p>
          </table:table-cell>
          <table:table-cell office:value-type="string">
            <text:p>软件工程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210505199101137525</text:p>
          </table:table-cell>
          <table:table-cell office:value-type="string">
            <text:p>18761727999</text:p>
          </table:table-cell>
          <table:table-cell office:value-type="string">
            <text:p>1172665054</text:p>
          </table:table-cell>
          <table:table-cell table:style-name="Excel_5f_BuiltIn_5f_Hyperlink" office:value-type="string">
            <text:p>1172665054@qq.com</text:p>
          </table:table-cell>
          <table:table-cell office:value-type="string">
            <text:p>江苏省南京市</text:p>
          </table:table-cell>
        </table:table-row>
        <table:table-row table:style-name="ro4">
          <table:table-cell office:value-type="string">
            <text:p>艾兵</text:p>
          </table:table-cell>
          <table:table-cell office:value-type="string">
            <text:p>1013023024</text:p>
          </table:table-cell>
          <table:table-cell office:value-type="string">
            <text:p>计101(杏)</text:p>
          </table:table-cell>
          <table:table-cell office:value-type="string">
            <text:p>女</text:p>
          </table:table-cell>
          <table:table-cell office:value-type="string">
            <text:p>计算机科学与技术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340822199004235213</text:p>
          </table:table-cell>
          <table:table-cell office:value-type="string">
            <text:p>18761721791</text:p>
          </table:table-cell>
          <table:table-cell office:value-type="string">
            <text:p>870668554</text:p>
          </table:table-cell>
          <table:table-cell table:style-name="Excel_5f_BuiltIn_5f_Hyperlink" office:value-type="string">
            <text:p>870668554@qq.com</text:p>
          </table:table-cell>
          <table:table-cell office:value-type="string">
            <text:p>安徽省合肥市</text:p>
          </table:table-cell>
        </table:table-row>
        <table:table-row table:style-name="ro4">
          <table:table-cell office:value-type="string">
            <text:p>卢玲玲</text:p>
          </table:table-cell>
          <table:table-cell office:value-type="string">
            <text:p>1013023003</text:p>
          </table:table-cell>
          <table:table-cell office:value-type="string">
            <text:p>计101(杏)</text:p>
          </table:table-cell>
          <table:table-cell office:value-type="string">
            <text:p>女</text:p>
          </table:table-cell>
          <table:table-cell office:value-type="string">
            <text:p>计算机科学与技术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340822199105275221</text:p>
          </table:table-cell>
          <table:table-cell office:value-type="string">
            <text:p>18761721790</text:p>
          </table:table-cell>
          <table:table-cell office:value-type="string">
            <text:p>1532229668</text:p>
          </table:table-cell>
          <table:table-cell table:style-name="Excel_5f_BuiltIn_5f_Hyperlink" office:value-type="string">
            <text:p>1532229668@qq.com</text:p>
          </table:table-cell>
          <table:table-cell office:value-type="string">
            <text:p>安徽省安庆市</text:p>
          </table:table-cell>
        </table:table-row>
        <table:table-row table:style-name="ro4">
          <table:table-cell office:value-type="string">
            <text:p>刘春晖</text:p>
          </table:table-cell>
          <table:table-cell office:value-type="string">
            <text:p>1013023002</text:p>
          </table:table-cell>
          <table:table-cell office:value-type="string">
            <text:p>计101(杏)</text:p>
          </table:table-cell>
          <table:table-cell office:value-type="string">
            <text:p>女</text:p>
          </table:table-cell>
          <table:table-cell office:value-type="string">
            <text:p>计算机科学与技术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5">
            <text:p>25</text:p>
          </table:table-cell>
          <table:table-cell office:value-type="string">
            <text:p>441424199006118832</text:p>
          </table:table-cell>
          <table:table-cell office:value-type="string">
            <text:p>18761727012</text:p>
          </table:table-cell>
          <table:table-cell office:value-type="string">
            <text:p>260420438</text:p>
          </table:table-cell>
          <table:table-cell table:style-name="Excel_5f_BuiltIn_5f_Hyperlink" office:value-type="string">
            <text:p>260420438@qq.com</text:p>
          </table:table-cell>
          <table:table-cell office:value-type="string">
            <text:p>广东省梅州市</text:p>
          </table:table-cell>
        </table:table-row>
        <table:table-row table:style-name="ro4">
          <table:table-cell office:value-type="string">
            <text:p>江雪松</text:p>
          </table:table-cell>
          <table:table-cell office:value-type="string">
            <text:p>1013023032</text:p>
          </table:table-cell>
          <table:table-cell office:value-type="string">
            <text:p>计101(杏)</text:p>
          </table:table-cell>
          <table:table-cell office:value-type="string">
            <text:p>男</text:p>
          </table:table-cell>
          <table:table-cell office:value-type="string">
            <text:p>计算机科学与技术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4">
            <text:p>24</text:p>
          </table:table-cell>
          <table:table-cell office:value-type="string">
            <text:p>340111199109216753</text:p>
          </table:table-cell>
          <table:table-cell office:value-type="string">
            <text:p>18761727013</text:p>
          </table:table-cell>
          <table:table-cell office:value-type="string">
            <text:p>1173853956</text:p>
          </table:table-cell>
          <table:table-cell table:style-name="Excel_5f_BuiltIn_5f_Hyperlink" office:value-type="string">
            <text:p>1173853956@qq.com</text:p>
          </table:table-cell>
          <table:table-cell office:value-type="string">
            <text:p>安徽省合肥市</text:p>
          </table:table-cell>
        </table:table-row>
        <table:table-row table:style-name="ro4">
          <table:table-cell office:value-type="string">
            <text:p>刘洪阳</text:p>
          </table:table-cell>
          <table:table-cell office:value-type="string">
            <text:p>1013023022</text:p>
          </table:table-cell>
          <table:table-cell office:value-type="string">
            <text:p>计101(杏)</text:p>
          </table:table-cell>
          <table:table-cell office:value-type="string">
            <text:p>男</text:p>
          </table:table-cell>
          <table:table-cell office:value-type="string">
            <text:p>计算机科学与技术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610726199006247089</text:p>
          </table:table-cell>
          <table:table-cell office:value-type="string">
            <text:p>18761727014</text:p>
          </table:table-cell>
          <table:table-cell office:value-type="string">
            <text:p>5029722651</text:p>
          </table:table-cell>
          <table:table-cell table:style-name="Excel_5f_BuiltIn_5f_Hyperlink" office:value-type="string">
            <text:p>5029722651@qq.com</text:p>
          </table:table-cell>
          <table:table-cell office:value-type="string">
            <text:p>陕西省汉中市</text:p>
          </table:table-cell>
        </table:table-row>
        <table:table-row table:style-name="ro4">
          <table:table-cell office:value-type="string">
            <text:p>高瑞鑫</text:p>
          </table:table-cell>
          <table:table-cell office:value-type="string">
            <text:p>1013023020</text:p>
          </table:table-cell>
          <table:table-cell office:value-type="string">
            <text:p>计101(杏)</text:p>
          </table:table-cell>
          <table:table-cell office:value-type="string">
            <text:p>男</text:p>
          </table:table-cell>
          <table:table-cell office:value-type="string">
            <text:p>计算机科学与技术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2">
            <text:p>22</text:p>
          </table:table-cell>
          <table:table-cell office:value-type="string">
            <text:p>469007199209111665</text:p>
          </table:table-cell>
          <table:table-cell office:value-type="string">
            <text:p>18761727015</text:p>
          </table:table-cell>
          <table:table-cell office:value-type="string">
            <text:p>2604628372</text:p>
          </table:table-cell>
          <table:table-cell table:style-name="Excel_5f_BuiltIn_5f_Hyperlink" office:value-type="string">
            <text:p>2604628372@qq.com</text:p>
          </table:table-cell>
          <table:table-cell office:value-type="string">
            <text:p>江苏省常州市</text:p>
          </table:table-cell>
        </table:table-row>
        <table:table-row table:style-name="ro4">
          <table:table-cell office:value-type="string">
            <text:p>季一凤</text:p>
          </table:table-cell>
          <table:table-cell office:value-type="string">
            <text:p>1013023015</text:p>
          </table:table-cell>
          <table:table-cell office:value-type="string">
            <text:p>计101(杏)</text:p>
          </table:table-cell>
          <table:table-cell office:value-type="string">
            <text:p>女</text:p>
          </table:table-cell>
          <table:table-cell office:value-type="string">
            <text:p>计算机科学与技术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430529199007129783</text:p>
          </table:table-cell>
          <table:table-cell office:value-type="string">
            <text:p>18761727016</text:p>
          </table:table-cell>
          <table:table-cell office:value-type="string">
            <text:p>1204337034</text:p>
          </table:table-cell>
          <table:table-cell table:style-name="Excel_5f_BuiltIn_5f_Hyperlink" office:value-type="string">
            <text:p>1204337034@qq.com</text:p>
          </table:table-cell>
          <table:table-cell office:value-type="string">
            <text:p>湖南省邵阳市</text:p>
          </table:table-cell>
        </table:table-row>
        <table:table-row table:style-name="ro4">
          <table:table-cell office:value-type="string">
            <text:p>吴怡文</text:p>
          </table:table-cell>
          <table:table-cell office:value-type="string">
            <text:p>1013023009</text:p>
          </table:table-cell>
          <table:table-cell office:value-type="string">
            <text:p>计101(杏)</text:p>
          </table:table-cell>
          <table:table-cell office:value-type="string">
            <text:p>女</text:p>
          </table:table-cell>
          <table:table-cell office:value-type="string">
            <text:p>计算机科学与技术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4">
            <text:p>24</text:p>
          </table:table-cell>
          <table:table-cell office:value-type="string">
            <text:p>230708199103026446</text:p>
          </table:table-cell>
          <table:table-cell office:value-type="string">
            <text:p>18761727017</text:p>
          </table:table-cell>
          <table:table-cell office:value-type="string">
            <text:p>1491445329</text:p>
          </table:table-cell>
          <table:table-cell table:style-name="Excel_5f_BuiltIn_5f_Hyperlink" office:value-type="string">
            <text:p>1491445329@qq.com</text:p>
          </table:table-cell>
          <table:table-cell office:value-type="string">
            <text:p>福建省南平市</text:p>
          </table:table-cell>
        </table:table-row>
        <table:table-row table:style-name="ro4">
          <table:table-cell office:value-type="string">
            <text:p>张宜梅</text:p>
          </table:table-cell>
          <table:table-cell office:value-type="string">
            <text:p>1013023012</text:p>
          </table:table-cell>
          <table:table-cell office:value-type="string">
            <text:p>计101(杏)</text:p>
          </table:table-cell>
          <table:table-cell office:value-type="string">
            <text:p>女</text:p>
          </table:table-cell>
          <table:table-cell office:value-type="string">
            <text:p>计算机科学与技术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4">
            <text:p>24</text:p>
          </table:table-cell>
          <table:table-cell office:value-type="string">
            <text:p><text:s/>32128219911112863X</text:p>
          </table:table-cell>
          <table:table-cell office:value-type="string">
            <text:p>18761727018</text:p>
          </table:table-cell>
          <table:table-cell office:value-type="string">
            <text:p>2396833911</text:p>
          </table:table-cell>
          <table:table-cell table:style-name="Excel_5f_BuiltIn_5f_Hyperlink" office:value-type="string">
            <text:p>2396833911@qq.com</text:p>
          </table:table-cell>
          <table:table-cell office:value-type="string">
            <text:p>江苏省泰州市</text:p>
          </table:table-cell>
        </table:table-row>
        <table:table-row table:style-name="ro4">
          <table:table-cell office:value-type="string">
            <text:p>顾佳炜</text:p>
          </table:table-cell>
          <table:table-cell office:value-type="string">
            <text:p>1013023010</text:p>
          </table:table-cell>
          <table:table-cell office:value-type="string">
            <text:p>计101(杏)</text:p>
          </table:table-cell>
          <table:table-cell office:value-type="string">
            <text:p>女</text:p>
          </table:table-cell>
          <table:table-cell office:value-type="string">
            <text:p>计算机科学与技术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320202199011263491</text:p>
          </table:table-cell>
          <table:table-cell office:value-type="string">
            <text:p>18761727019</text:p>
          </table:table-cell>
          <table:table-cell office:value-type="string">
            <text:p>307852051</text:p>
          </table:table-cell>
          <table:table-cell table:style-name="Excel_5f_BuiltIn_5f_Hyperlink" office:value-type="string">
            <text:p>307852051@qq.com</text:p>
          </table:table-cell>
          <table:table-cell office:value-type="string">
            <text:p>江苏省无锡市</text:p>
          </table:table-cell>
        </table:table-row>
        <table:table-row table:style-name="ro4">
          <table:table-cell office:value-type="string">
            <text:p>张蓓</text:p>
          </table:table-cell>
          <table:table-cell office:value-type="string">
            <text:p>1013023011</text:p>
          </table:table-cell>
          <table:table-cell office:value-type="string">
            <text:p>计101(杏)</text:p>
          </table:table-cell>
          <table:table-cell office:value-type="string">
            <text:p>男</text:p>
          </table:table-cell>
          <table:table-cell office:value-type="string">
            <text:p>计算机科学与技术</text:p>
          </table:table-cell>
          <table:table-cell office:value-type="string">
            <text:p>计算机学院</text:p>
          </table:table-cell>
          <table:table-cell office:value-type="string">
            <text:p>大四</text:p>
          </table:table-cell>
          <table:table-cell office:value-type="float" office:value="22">
            <text:p>22</text:p>
          </table:table-cell>
          <table:table-cell office:value-type="string">
            <text:p>350212199005239778</text:p>
          </table:table-cell>
          <table:table-cell office:value-type="string">
            <text:p>18761727020</text:p>
          </table:table-cell>
          <table:table-cell office:value-type="string">
            <text:p>165877155</text:p>
          </table:table-cell>
          <table:table-cell table:style-name="Excel_5f_BuiltIn_5f_Hyperlink" office:value-type="string">
            <text:p>165877155@qq.com</text:p>
          </table:table-cell>
          <table:table-cell office:value-type="string">
            <text:p>福建省厦门市</text:p>
          </table:table-cell>
        </table:table-row>
        <table:table-row table:style-name="ro4">
          <table:table-cell office:value-type="string">
            <text:p>林志敏</text:p>
          </table:table-cell>
          <table:table-cell office:value-type="string">
            <text:p>1011093029</text:p>
          </table:table-cell>
          <table:table-cell office:value-type="string">
            <text:p>光伏101(杏)</text:p>
          </table:table-cell>
          <table:table-cell office:value-type="string">
            <text:p>女</text:p>
          </table:table-cell>
          <table:table-cell office:value-type="string">
            <text:p>光伏</text:p>
          </table:table-cell>
          <table:table-cell office:value-type="string">
            <text:p>电气工程学院</text:p>
          </table:table-cell>
          <table:table-cell office:value-type="string">
            <text:p>大四</text:p>
          </table:table-cell>
          <table:table-cell office:value-type="float" office:value="24">
            <text:p>24</text:p>
          </table:table-cell>
          <table:table-cell office:value-type="string">
            <text:p>330103199003226278</text:p>
          </table:table-cell>
          <table:table-cell office:value-type="string">
            <text:p>18761727021</text:p>
          </table:table-cell>
          <table:table-cell office:value-type="string">
            <text:p>1403176482</text:p>
          </table:table-cell>
          <table:table-cell table:style-name="Excel_5f_BuiltIn_5f_Hyperlink" office:value-type="string">
            <text:p>1403176482@qq.com</text:p>
          </table:table-cell>
          <table:table-cell office:value-type="string">
            <text:p>浙江省杭州市</text:p>
          </table:table-cell>
        </table:table-row>
        <table:table-row table:style-name="ro4">
          <table:table-cell office:value-type="string">
            <text:p>张程琳</text:p>
          </table:table-cell>
          <table:table-cell office:value-type="string">
            <text:p>1011093018</text:p>
          </table:table-cell>
          <table:table-cell office:value-type="string">
            <text:p>光伏101(杏)</text:p>
          </table:table-cell>
          <table:table-cell office:value-type="string">
            <text:p>男</text:p>
          </table:table-cell>
          <table:table-cell office:value-type="string">
            <text:p>光伏</text:p>
          </table:table-cell>
          <table:table-cell office:value-type="string">
            <text:p>电气工程学院</text:p>
          </table:table-cell>
          <table:table-cell office:value-type="string">
            <text:p>大四</text:p>
          </table:table-cell>
          <table:table-cell office:value-type="float" office:value="24">
            <text:p>24</text:p>
          </table:table-cell>
          <table:table-cell office:value-type="string">
            <text:p>341122199109241867</text:p>
          </table:table-cell>
          <table:table-cell office:value-type="string">
            <text:p>18761727022</text:p>
          </table:table-cell>
          <table:table-cell office:value-type="string">
            <text:p>1447387988</text:p>
          </table:table-cell>
          <table:table-cell table:style-name="Excel_5f_BuiltIn_5f_Hyperlink" office:value-type="string">
            <text:p>1447387988@qq.com</text:p>
          </table:table-cell>
          <table:table-cell office:value-type="string">
            <text:p>安徽省滁州市</text:p>
          </table:table-cell>
        </table:table-row>
        <table:table-row table:style-name="ro4">
          <table:table-cell office:value-type="string">
            <text:p>杨霖</text:p>
          </table:table-cell>
          <table:table-cell office:value-type="string">
            <text:p>1011093023</text:p>
          </table:table-cell>
          <table:table-cell office:value-type="string">
            <text:p>光伏101(杏)</text:p>
          </table:table-cell>
          <table:table-cell office:value-type="string">
            <text:p>男</text:p>
          </table:table-cell>
          <table:table-cell office:value-type="string">
            <text:p>光伏</text:p>
          </table:table-cell>
          <table:table-cell office:value-type="string">
            <text:p>电气工程学院</text:p>
          </table:table-cell>
          <table:table-cell office:value-type="string">
            <text:p>大四</text:p>
          </table:table-cell>
          <table:table-cell office:value-type="float" office:value="25">
            <text:p>25</text:p>
          </table:table-cell>
          <table:table-cell office:value-type="string">
            <text:p>21028219920909947X</text:p>
          </table:table-cell>
          <table:table-cell office:value-type="string">
            <text:p>18761727023</text:p>
          </table:table-cell>
          <table:table-cell office:value-type="string">
            <text:p>978673562</text:p>
          </table:table-cell>
          <table:table-cell table:style-name="Excel_5f_BuiltIn_5f_Hyperlink" office:value-type="string">
            <text:p>978673562@qq.com</text:p>
          </table:table-cell>
          <table:table-cell office:value-type="string">
            <text:p>辽宁省大连市</text:p>
          </table:table-cell>
        </table:table-row>
        <table:table-row table:style-name="ro4">
          <table:table-cell office:value-type="string">
            <text:p>朱莉</text:p>
          </table:table-cell>
          <table:table-cell office:value-type="string">
            <text:p>1011093014</text:p>
          </table:table-cell>
          <table:table-cell office:value-type="string">
            <text:p>光伏101(杏)</text:p>
          </table:table-cell>
          <table:table-cell office:value-type="string">
            <text:p>女</text:p>
          </table:table-cell>
          <table:table-cell office:value-type="string">
            <text:p>光伏</text:p>
          </table:table-cell>
          <table:table-cell office:value-type="string">
            <text:p>电气工程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130706199202017000</text:p>
          </table:table-cell>
          <table:table-cell office:value-type="string">
            <text:p>18761727024</text:p>
          </table:table-cell>
          <table:table-cell office:value-type="string">
            <text:p>2053984267</text:p>
          </table:table-cell>
          <table:table-cell table:style-name="Excel_5f_BuiltIn_5f_Hyperlink" office:value-type="string">
            <text:p>2053984267@qq.com</text:p>
          </table:table-cell>
          <table:table-cell office:value-type="string">
            <text:p>河北省张家口市</text:p>
          </table:table-cell>
        </table:table-row>
        <table:table-row table:style-name="ro4">
          <table:table-cell office:value-type="string">
            <text:p>王佳奕</text:p>
          </table:table-cell>
          <table:table-cell office:value-type="string">
            <text:p>1011093003</text:p>
          </table:table-cell>
          <table:table-cell office:value-type="string">
            <text:p>光伏101(杏)</text:p>
          </table:table-cell>
          <table:table-cell office:value-type="string">
            <text:p>女</text:p>
          </table:table-cell>
          <table:table-cell office:value-type="string">
            <text:p>光伏</text:p>
          </table:table-cell>
          <table:table-cell office:value-type="string">
            <text:p>电气工程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210181199103314000</text:p>
          </table:table-cell>
          <table:table-cell office:value-type="string">
            <text:p>18761727025</text:p>
          </table:table-cell>
          <table:table-cell office:value-type="string">
            <text:p>1572926927</text:p>
          </table:table-cell>
          <table:table-cell table:style-name="Excel_5f_BuiltIn_5f_Hyperlink" office:value-type="string">
            <text:p>1572926927@qq.com</text:p>
          </table:table-cell>
          <table:table-cell office:value-type="string">
            <text:p>辽宁省沈阳市</text:p>
          </table:table-cell>
        </table:table-row>
        <table:table-row table:style-name="ro4">
          <table:table-cell office:value-type="string">
            <text:p>朱云霞</text:p>
          </table:table-cell>
          <table:table-cell office:value-type="string">
            <text:p>1011093015</text:p>
          </table:table-cell>
          <table:table-cell office:value-type="string">
            <text:p>光伏101(杏)</text:p>
          </table:table-cell>
          <table:table-cell office:value-type="string">
            <text:p>女</text:p>
          </table:table-cell>
          <table:table-cell office:value-type="string">
            <text:p>光伏</text:p>
          </table:table-cell>
          <table:table-cell office:value-type="string">
            <text:p>电气工程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440204199111183000</text:p>
          </table:table-cell>
          <table:table-cell office:value-type="string">
            <text:p>18761727026</text:p>
          </table:table-cell>
          <table:table-cell office:value-type="string">
            <text:p>382475495</text:p>
          </table:table-cell>
          <table:table-cell table:style-name="Excel_5f_BuiltIn_5f_Hyperlink" office:value-type="string">
            <text:p>382475495@qq.com</text:p>
          </table:table-cell>
          <table:table-cell office:value-type="string">
            <text:p>广东省韶关市</text:p>
          </table:table-cell>
        </table:table-row>
        <table:table-row table:style-name="ro4">
          <table:table-cell office:value-type="string">
            <text:p>吴卫卫</text:p>
          </table:table-cell>
          <table:table-cell office:value-type="string">
            <text:p>1011093040</text:p>
          </table:table-cell>
          <table:table-cell office:value-type="string">
            <text:p>光伏101(杏)</text:p>
          </table:table-cell>
          <table:table-cell office:value-type="string">
            <text:p>女</text:p>
          </table:table-cell>
          <table:table-cell office:value-type="string">
            <text:p>光伏</text:p>
          </table:table-cell>
          <table:table-cell office:value-type="string">
            <text:p>电气工程学院</text:p>
          </table:table-cell>
          <table:table-cell office:value-type="string">
            <text:p>大四</text:p>
          </table:table-cell>
          <table:table-cell office:value-type="float" office:value="22">
            <text:p>22</text:p>
          </table:table-cell>
          <table:table-cell office:value-type="string">
            <text:p> 610122199005114301</text:p>
          </table:table-cell>
          <table:table-cell office:value-type="string">
            <text:p>18761727027</text:p>
          </table:table-cell>
          <table:table-cell office:value-type="string">
            <text:p>1444088148</text:p>
          </table:table-cell>
          <table:table-cell table:style-name="Excel_5f_BuiltIn_5f_Hyperlink" office:value-type="string">
            <text:p>1444088148@qq.com</text:p>
          </table:table-cell>
          <table:table-cell office:value-type="string">
            <text:p>陕西省西安市</text:p>
          </table:table-cell>
        </table:table-row>
        <table:table-row table:style-name="ro4">
          <table:table-cell office:value-type="string">
            <text:p>王芳</text:p>
          </table:table-cell>
          <table:table-cell office:value-type="string">
            <text:p>1011023015</text:p>
          </table:table-cell>
          <table:table-cell office:value-type="string">
            <text:p>集101(杏)</text:p>
          </table:table-cell>
          <table:table-cell office:value-type="string">
            <text:p>女</text:p>
          </table:table-cell>
          <table:table-cell office:value-type="string">
            <text:p>电子集成</text:p>
          </table:table-cell>
          <table:table-cell office:value-type="string">
            <text:p>电子信息学院</text:p>
          </table:table-cell>
          <table:table-cell office:value-type="string">
            <text:p>大四</text:p>
          </table:table-cell>
          <table:table-cell office:value-type="float" office:value="25">
            <text:p>25</text:p>
          </table:table-cell>
          <table:table-cell office:value-type="string">
            <text:p>310230199011115000</text:p>
          </table:table-cell>
          <table:table-cell office:value-type="string">
            <text:p>18761727028</text:p>
          </table:table-cell>
          <table:table-cell office:value-type="string">
            <text:p>904890655</text:p>
          </table:table-cell>
          <table:table-cell table:style-name="Excel_5f_BuiltIn_5f_Hyperlink" office:value-type="string">
            <text:p>904890655@qq.com</text:p>
          </table:table-cell>
          <table:table-cell office:value-type="string">
            <text:p>上海市崇明县</text:p>
          </table:table-cell>
        </table:table-row>
        <table:table-row table:style-name="ro4">
          <table:table-cell office:value-type="string">
            <text:p>查飞</text:p>
          </table:table-cell>
          <table:table-cell office:value-type="string">
            <text:p>1011023017</text:p>
          </table:table-cell>
          <table:table-cell office:value-type="string">
            <text:p>集101(杏)</text:p>
          </table:table-cell>
          <table:table-cell office:value-type="string">
            <text:p>男</text:p>
          </table:table-cell>
          <table:table-cell office:value-type="string">
            <text:p>电子集成</text:p>
          </table:table-cell>
          <table:table-cell office:value-type="string">
            <text:p>电子信息学院</text:p>
          </table:table-cell>
          <table:table-cell office:value-type="string">
            <text:p>大四</text:p>
          </table:table-cell>
          <table:table-cell office:value-type="float" office:value="24">
            <text:p>24</text:p>
          </table:table-cell>
          <table:table-cell office:value-type="string">
            <text:p>340822198909225334</text:p>
          </table:table-cell>
          <table:table-cell office:value-type="string">
            <text:p>18761721785</text:p>
          </table:table-cell>
          <table:table-cell office:value-type="string">
            <text:p>840746723</text:p>
          </table:table-cell>
          <table:table-cell table:style-name="Excel_5f_BuiltIn_5f_Hyperlink" office:value-type="string">
            <text:p>840746723@qq.com</text:p>
          </table:table-cell>
          <table:table-cell office:value-type="string">
            <text:p>安徽省安庆市</text:p>
          </table:table-cell>
        </table:table-row>
        <table:table-row table:style-name="ro4">
          <table:table-cell office:value-type="string">
            <text:p>周南南</text:p>
          </table:table-cell>
          <table:table-cell office:value-type="string">
            <text:p>1011023030</text:p>
          </table:table-cell>
          <table:table-cell office:value-type="string">
            <text:p>集101(杏)</text:p>
          </table:table-cell>
          <table:table-cell office:value-type="string">
            <text:p>女</text:p>
          </table:table-cell>
          <table:table-cell office:value-type="string">
            <text:p>电子集成</text:p>
          </table:table-cell>
          <table:table-cell office:value-type="string">
            <text:p>电子信息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340121196903062329</text:p>
          </table:table-cell>
          <table:table-cell office:value-type="string">
            <text:p>18761727029</text:p>
          </table:table-cell>
          <table:table-cell office:value-type="string">
            <text:p>835987532</text:p>
          </table:table-cell>
          <table:table-cell table:style-name="Excel_5f_BuiltIn_5f_Hyperlink" office:value-type="string">
            <text:p>835987532@qq.com</text:p>
          </table:table-cell>
          <table:table-cell office:value-type="string">
            <text:p>安徽省合肥市</text:p>
          </table:table-cell>
        </table:table-row>
        <table:table-row table:style-name="ro4">
          <table:table-cell office:value-type="string">
            <text:p>吴丹</text:p>
          </table:table-cell>
          <table:table-cell office:value-type="string">
            <text:p>1011023006</text:p>
          </table:table-cell>
          <table:table-cell office:value-type="string">
            <text:p>集101(杏)</text:p>
          </table:table-cell>
          <table:table-cell office:value-type="string">
            <text:p>女</text:p>
          </table:table-cell>
          <table:table-cell office:value-type="string">
            <text:p>电子集成</text:p>
          </table:table-cell>
          <table:table-cell office:value-type="string">
            <text:p>电子信息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340405197912142030</text:p>
          </table:table-cell>
          <table:table-cell office:value-type="string">
            <text:p>18761727030</text:p>
          </table:table-cell>
          <table:table-cell office:value-type="string">
            <text:p>1131195474</text:p>
          </table:table-cell>
          <table:table-cell table:style-name="Excel_5f_BuiltIn_5f_Hyperlink" office:value-type="string">
            <text:p>1131195474@qq.com</text:p>
          </table:table-cell>
          <table:table-cell office:value-type="string">
            <text:p>安徽省淮南市</text:p>
          </table:table-cell>
        </table:table-row>
        <table:table-row table:style-name="ro4">
          <table:table-cell office:value-type="string">
            <text:p>王豪达</text:p>
          </table:table-cell>
          <table:table-cell office:value-type="string">
            <text:p>1011023021</text:p>
          </table:table-cell>
          <table:table-cell office:value-type="string">
            <text:p>集101(杏)</text:p>
          </table:table-cell>
          <table:table-cell office:value-type="string">
            <text:p>男</text:p>
          </table:table-cell>
          <table:table-cell office:value-type="string">
            <text:p>电子集成</text:p>
          </table:table-cell>
          <table:table-cell office:value-type="string">
            <text:p>电子信息学院</text:p>
          </table:table-cell>
          <table:table-cell office:value-type="string">
            <text:p>大四</text:p>
          </table:table-cell>
          <table:table-cell office:value-type="float" office:value="24">
            <text:p>24</text:p>
          </table:table-cell>
          <table:table-cell office:value-type="string">
            <text:p>340104196904214017</text:p>
          </table:table-cell>
          <table:table-cell office:value-type="string">
            <text:p>18761727031</text:p>
          </table:table-cell>
          <table:table-cell office:value-type="string">
            <text:p>1018569023</text:p>
          </table:table-cell>
          <table:table-cell table:style-name="Excel_5f_BuiltIn_5f_Hyperlink" office:value-type="string">
            <text:p>1018569023@qq.com</text:p>
          </table:table-cell>
          <table:table-cell office:value-type="string">
            <text:p>安徽省合肥市</text:p>
          </table:table-cell>
        </table:table-row>
        <table:table-row table:style-name="ro4">
          <table:table-cell office:value-type="string">
            <text:p>朱敏</text:p>
          </table:table-cell>
          <table:table-cell office:value-type="string">
            <text:p>1011023010</text:p>
          </table:table-cell>
          <table:table-cell office:value-type="string">
            <text:p>集101(杏)</text:p>
          </table:table-cell>
          <table:table-cell office:value-type="string">
            <text:p>男</text:p>
          </table:table-cell>
          <table:table-cell office:value-type="string">
            <text:p>电子集成</text:p>
          </table:table-cell>
          <table:table-cell office:value-type="string">
            <text:p>电子信息学院</text:p>
          </table:table-cell>
          <table:table-cell office:value-type="string">
            <text:p>大四</text:p>
          </table:table-cell>
          <table:table-cell office:value-type="float" office:value="24">
            <text:p>24</text:p>
          </table:table-cell>
          <table:table-cell office:value-type="string">
            <text:p>320504198302221647</text:p>
          </table:table-cell>
          <table:table-cell office:value-type="string">
            <text:p>18761727032</text:p>
          </table:table-cell>
          <table:table-cell office:value-type="string">
            <text:p>15986989064</text:p>
          </table:table-cell>
          <table:table-cell table:style-name="Excel_5f_BuiltIn_5f_Hyperlink" office:value-type="string">
            <text:p>15986989064@qq.com</text:p>
          </table:table-cell>
          <table:table-cell office:value-type="string">
            <text:p>江苏省苏州市</text:p>
          </table:table-cell>
        </table:table-row>
        <table:table-row table:style-name="ro4">
          <table:table-cell office:value-type="string">
            <text:p>韩笑</text:p>
          </table:table-cell>
          <table:table-cell office:value-type="string">
            <text:p>1011023011</text:p>
          </table:table-cell>
          <table:table-cell office:value-type="string">
            <text:p>集101(杏)</text:p>
          </table:table-cell>
          <table:table-cell office:value-type="string">
            <text:p>女</text:p>
          </table:table-cell>
          <table:table-cell office:value-type="string">
            <text:p>电子集成</text:p>
          </table:table-cell>
          <table:table-cell office:value-type="string">
            <text:p>电子信息学院</text:p>
          </table:table-cell>
          <table:table-cell office:value-type="string">
            <text:p>大四</text:p>
          </table:table-cell>
          <table:table-cell office:value-type="float" office:value="23">
            <text:p>23</text:p>
          </table:table-cell>
          <table:table-cell office:value-type="string">
            <text:p>370321198603294633</text:p>
          </table:table-cell>
          <table:table-cell office:value-type="string">
            <text:p>18761727033</text:p>
          </table:table-cell>
          <table:table-cell office:value-type="string">
            <text:p>1142415254</text:p>
          </table:table-cell>
          <table:table-cell table:style-name="Excel_5f_BuiltIn_5f_Hyperlink" office:value-type="string">
            <text:p>1142415254@qq.com</text:p>
          </table:table-cell>
          <table:table-cell office:value-type="string">
            <text:p>山东省淄博市</text:p>
          </table:table-cell>
        </table:table-row>
        <table:table-row table:style-name="ro2" table:number-rows-repeated="104852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工作表2" table:style-name="ta1">
        <table:table-column table:style-name="co1" table:default-cell-style-name="Default"/>
        <table:table-row table:style-name="ro3">
          <table:table-cell/>
        </table:table-row>
      </table:table>
      <table:table table:name="工作表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P0" style:volatile="true">
      <number:text>￥</number:text>
      <number:number number:decimal-places="0" number:min-integer-digits="1" number:grouping="true"/>
    </number:number-style>
    <number:number-style style:name="N119">
      <number:text>￥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￥</number:text>
      <number:number number:decimal-places="0" number:min-integer-digits="1" number:grouping="true"/>
    </number:number-style>
    <number:number-style style:name="N120">
      <style:text-properties fo:color="#ff0000"/>
      <number:text>￥-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￥</number:text>
      <number:number number:decimal-places="2" number:min-integer-digits="1" number:grouping="true"/>
    </number:number-style>
    <number:number-style style:name="N122">
      <number:text>￥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￥</number:text>
      <number:number number:decimal-places="2" number:min-integer-digits="1" number:grouping="true"/>
    </number:number-style>
    <number:number-style style:name="N123">
      <style:text-properties fo:color="#ff0000"/>
      <number:text>￥-</number:text>
      <number:number number:decimal-places="2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</number:number-style>
    <number:number-style style:name="N130">
      <number:text>-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</number:number-style>
    <number:number-style style:name="N132">
      <number:text>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integer-digits="1" number:grouping="true"/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-</number:text>
      <number:number number:decimal-places="0" number:min-integer-digits="1" number:grouping="true"/>
      <number:text> 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￥</number:text>
      <number:number number:decimal-places="0" number:min-integer-digits="1" number:grouping="true"/>
      <number:text> </number:text>
    </number:number-style>
    <number:number-style style:name="N141P1" style:volatile="true">
      <number:text> ￥-</number:text>
      <number:number number:decimal-places="0" number:min-integer-digits="1" number:grouping="true"/>
      <number:text> </number:text>
    </number:number-style>
    <number:number-style style:name="N141P2" style:volatile="true">
      <number:text> ￥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-</number:text>
      <number:number number: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￥</number:text>
      <number:number number:decimal-places="2" number:min-integer-digits="1" number:grouping="true"/>
      <number:text> </number:text>
    </number:number-style>
    <number:number-style style:name="N149P1" style:volatile="true">
      <number:text> ￥-</number:text>
      <number:number number:decimal-places="2" number:min-integer-digits="1" number:grouping="true"/>
      <number:text> </number:text>
    </number:number-style>
    <number:number-style style:name="N149P2" style:volatile="true">
      <number:text> ￥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integer-digits="3" number:min-exponent-digits="1"/>
    </number:number-style>
    <number:date-style style:name="N10117" number:language="zh" number:country="CN">
      <number:year number:style="long"/>
      <number:text>-</number:text>
      <number:month/>
      <number:text>-</number:text>
      <number:day/>
    </number:date-style>
    <number:date-style style:name="N10118" number:language="zh" number:country="CN">
      <number:day/>
      <number:text>-</number:text>
      <number:month number:textual="true"/>
      <number:text>-</number:text>
      <number:year/>
    </number:date-style>
    <number:date-style style:name="N10119" number:language="zh" number:country="CN">
      <number:day/>
      <number:text>-</number:text>
      <number:month number:textual="true"/>
    </number:date-style>
    <number:date-style style:name="N10120" number:language="zh" number:country="CN">
      <number:month number:textual="true"/>
      <number:text>-</number:text>
      <number:year/>
    </number:date-style>
    <number:time-style style:name="N10121" number:language="zh" number:country="CN">
      <number:hours/>
      <number:text>:</number:text>
      <number:minute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zh" number:country="CN">
      <number:hours/>
      <number:text>:</number:text>
      <number:minutes number:style="long"/>
    </number:time-style>
    <number:time-style style:name="N10124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5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6" number:language="zh" number:country="CN">
      <number:month/>
      <number:text>-</number:text>
      <number:day/>
      <number:text>-</number:text>
      <number:year/>
    </number:date-style>
    <number:time-style style:name="N10127" number:language="zh" number:country="CN">
      <number:hours/>
      <number:text>时</number:text>
      <number:minutes number:style="long"/>
      <number:text>分</number:text>
    </number:time-style>
    <number:time-style style:name="N10128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</number:time-style>
    <number:time-style style:name="N10130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2P0" style:volatile="true" number:language="zh" number:country="CN">
      <number:text>￥</number:text>
      <number:number number:decimal-places="2" number:min-integer-digits="1" number:grouping="true"/>
    </number:number-style>
    <number:number-style style:name="N10132" number:language="zh" number:country="CN">
      <number:text>-￥</number:text>
      <number:number number:decimal-places="2" number:min-integer-digits="1" number:grouping="true"/>
      <style:map style:condition="value()&gt;=0" style:apply-style-name="N10132P0"/>
    </number:number-style>
    <style:style style:name="Default" style:family="table-cell">
      <style:text-properties style:font-name-asian="文泉驿点阵正黑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font-name="宋体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draw:marker draw:name="Line_20_Arrow_20_1" draw:display-name="Line Arrow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uyifeng </meta:initial-creator>
    <meta:creation-date>2014-04-29T10:19:17</meta:creation-date>
    <dc:date>2014-05-01T18:37:49</dc:date>
    <dc:creator>liuyifeng </dc:creator>
    <meta:editing-duration>PT7M18S</meta:editing-duration>
    <meta:editing-cycles>14</meta:editing-cycles>
    <meta:generator>LibreOffice/3.5$Linux_X86_64 LibreOffice_project/350m1$Build-2</meta:generator>
    <meta:document-statistic meta:table-count="3" meta:cell-count="702" meta:object-count="0"/>
  </office:meta>
</office:document-meta>
</file>